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i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ASIA</text:span><text:span text:style-name="T2"/></text:p>
            <text:p>48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585.39300449999985" table:style-name="ce6">
            <text:p>585</text:p>
          </table:table-cell>
          <table:table-cell office:value-type="float" office:value="587.40995835099989" table:style-name="ce6">
            <text:p>587</text:p>
          </table:table-cell>
          <table:table-cell office:value-type="float" office:value="610.95990653399986" table:style-name="ce6">
            <text:p>611</text:p>
          </table:table-cell>
          <table:table-cell office:value-type="float" office:value="622.68680999999992" table:style-name="ce6">
            <text:p>623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18831777124959337" table:style-name="ce8">
            <text:p>18.8%</text:p>
          </table:table-cell>
          <table:table-cell office:value-type="percentage" office:value="0.18896661442163987" table:style-name="ce8">
            <text:p>18.9%</text:p>
          </table:table-cell>
          <table:table-cell office:value-type="percentage" office:value="0.19654250569600507" table:style-name="ce8">
            <text:p>19.7%</text:p>
          </table:table-cell>
          <table:table-cell office:value-type="percentage" office:value="0.20031498727231381" table:style-name="ce8">
            <text:p>20.0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51.590564555223871" table:style-name="ce6">
            <text:p>52</text:p>
          </table:table-cell>
          <table:table-cell office:value-type="float" office:value="54.289885362772004" table:style-name="ce6">
            <text:p>54</text:p>
          </table:table-cell>
          <table:table-cell office:value-type="float" office:value="58.196303877887487" table:style-name="ce6">
            <text:p>58</text:p>
          </table:table-cell>
          <table:table-cell office:value-type="float" office:value="62.501913762946174" table:style-name="ce6">
            <text:p>63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88.129793418506537" table:style-name="ce9">
            <text:p>88.1</text:p>
          </table:table-cell>
          <table:table-cell office:value-type="float" office:value="92.422480400530958" table:style-name="ce9">
            <text:p>92.4</text:p>
          </table:table-cell>
          <table:table-cell office:value-type="float" office:value="95.253883692691787" table:style-name="ce9">
            <text:p>95.3</text:p>
          </table:table-cell>
          <table:table-cell office:value-type="float" office:value="100.37455870142196" table:style-name="ce9">
            <text:p>100.4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34.08137493205696" table:style-name="ce6">
            <text:p>34</text:p>
          </table:table-cell>
          <table:table-cell office:value-type="float" office:value="35.086156100352568" table:style-name="ce6">
            <text:p>35</text:p>
          </table:table-cell>
          <table:table-cell office:value-type="float" office:value="36.15519153527584" table:style-name="ce6">
            <text:p>36</text:p>
          </table:table-cell>
          <table:table-cell office:value-type="float" office:value="37.547459589572092" table:style-name="ce6">
            <text:p>38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58.219648458503166" table:style-name="ce9">
            <text:p>58.2</text:p>
          </table:table-cell>
          <table:table-cell office:value-type="float" office:value="59.730271170151404" table:style-name="ce9">
            <text:p>59.7</text:p>
          </table:table-cell>
          <table:table-cell office:value-type="float" office:value="59.177682771993474" table:style-name="ce9">
            <text:p>59.2</text:p>
          </table:table-cell>
          <table:table-cell office:value-type="float" office:value="60.299108615408279" table:style-name="ce9">
            <text:p>60.3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77.093099811620945" table:style-name="ce6">
            <text:p>77</text:p>
          </table:table-cell>
          <table:table-cell office:value-type="float" office:value="78.563552212439248" table:style-name="ce6">
            <text:p>79</text:p>
          </table:table-cell>
          <table:table-cell office:value-type="float" office:value="81.937620035492799" table:style-name="ce6">
            <text:p>82</text:p>
          </table:table-cell>
          <table:table-cell office:value-type="float" office:value="84.733060922736442" table:style-name="ce6">
            <text:p>8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31.69460382853097" table:style-name="ce9">
            <text:p>131.7</text:p>
          </table:table-cell>
          <table:table-cell office:value-type="float" office:value="133.74569343867765" table:style-name="ce9">
            <text:p>133.7</text:p>
          </table:table-cell>
          <table:table-cell office:value-type="float" office:value="134.11292485676873" table:style-name="ce9">
            <text:p>134.1</text:p>
          </table:table-cell>
          <table:table-cell office:value-type="float" office:value="136.076530869084" table:style-name="ce9">
            <text:p>136.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510.95028906539005" table:style-name="ce6">
            <text:p>511</text:p>
          </table:table-cell>
          <table:table-cell office:value-type="float" office:value="493.08493990950001" table:style-name="ce6">
            <text:p>493</text:p>
          </table:table-cell>
          <table:table-cell office:value-type="float" office:value="490.99197696501597" table:style-name="ce6">
            <text:p>491</text:p>
          </table:table-cell>
          <table:table-cell office:value-type="float" office:value="487.13003999999995" table:style-name="ce6">
            <text:p>487</text:p>
          </table:table-cell>
          <table:table-cell office:value-type="percentage" office:value="0.9994741497736237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74.18780000000001" table:style-name="ce6">
            <text:p>74</text:p>
          </table:table-cell>
          <table:table-cell office:value-type="float" office:value="94.00672000000003" table:style-name="ce6">
            <text:p>94</text:p>
          </table:table-cell>
          <table:table-cell office:value-type="float" office:value="119.63976999999998" table:style-name="ce6">
            <text:p>120</text:p>
          </table:table-cell>
          <table:table-cell office:value-type="float" office:value="135.22957" table:style-name="ce6">
            <text:p>135</text:p>
          </table:table-cell>
          <table:table-cell office:value-type="percentage" office:value="0.9994741497736237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49.591694230000002" table:style-name="ce6">
            <text:p>50</text:p>
          </table:table-cell>
          <table:table-cell office:value-type="float" office:value="62.238952269999999" table:style-name="ce6">
            <text:p>62</text:p>
          </table:table-cell>
          <table:table-cell office:value-type="float" office:value="71.984279672900001" table:style-name="ce6">
            <text:p>72</text:p>
          </table:table-cell>
          <table:table-cell office:value-type="float" office:value="79.332300000000004" table:style-name="ce6">
            <text:p>79</text:p>
          </table:table-cell>
          <table:table-cell office:value-type="percentage" office:value="0.9994741497736237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/text:p>
          </table:table-cell>
          <table:table-cell office:value-type="float" office:value="100.26496" table:style-name="ce6">
            <text:p>100</text:p>
          </table:table-cell>
          <table:table-cell office:value-type="float" office:value="92.772460000000009" table:style-name="ce6">
            <text:p>93</text:p>
          </table:table-cell>
          <table:table-cell office:value-type="float" office:value="86.078490000000002" table:style-name="ce6">
            <text:p>86</text:p>
          </table:table-cell>
          <table:table-cell office:value-type="float" office:value="85.865690000000001" table:style-name="ce6">
            <text:p>86</text:p>
          </table:table-cell>
          <table:table-cell office:value-type="percentage" office:value="0.90352832429516228" table:style-name="ce11">
            <text:p>90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6.3306300000000011" table:style-name="ce27">
            <text:p>6.33</text:p>
          </table:table-cell>
          <table:table-cell office:value-type="float" office:value="6.3203300000000011" table:style-name="ce27">
            <text:p>6.32</text:p>
          </table:table-cell>
          <table:table-cell office:value-type="float" office:value="5.9275400000000005" table:style-name="ce27">
            <text:p>5.93</text:p>
          </table:table-cell>
          <table:table-cell office:value-type="float" office:value="5.5451499999999987" table:style-name="ce27">
            <text:p>5.55</text:p>
          </table:table-cell>
          <table:table-cell office:value-type="percentage" office:value="0.95993950795264149" table:style-name="ce11">
            <text:p>96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84.606949999999998" table:style-name="ce6">
            <text:p>85</text:p>
          </table:table-cell>
          <table:table-cell office:value-type="float" office:value="102.41141" table:style-name="ce6">
            <text:p>102</text:p>
          </table:table-cell>
          <table:table-cell office:value-type="float" office:value="127.86479" table:style-name="ce6">
            <text:p>128</text:p>
          </table:table-cell>
          <table:table-cell office:value-type="float" office:value="134.91928000000001" table:style-name="ce6">
            <text:p>135</text:p>
          </table:table-cell>
          <table:table-cell office:value-type="percentage" office:value="0.85298100340362126" table:style-name="ce11">
            <text:p>85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280.39730999999995" table:style-name="ce6">
            <text:p>280</text:p>
          </table:table-cell>
          <table:table-cell office:value-type="float" office:value="314.17803000000004" table:style-name="ce6">
            <text:p>314</text:p>
          </table:table-cell>
          <table:table-cell office:value-type="float" office:value="352.97253999999998" table:style-name="ce6">
            <text:p>353</text:p>
          </table:table-cell>
          <table:table-cell office:value-type="percentage" office:value="0.8867311000212128" table:style-name="ce11">
            <text:p>89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202.45282" table:style-name="ce6">
            <text:p>202</text:p>
          </table:table-cell>
          <table:table-cell office:value-type="float" office:value="207.09284999999997" table:style-name="ce6">
            <text:p>207</text:p>
          </table:table-cell>
          <table:table-cell office:value-type="float" office:value="188.29185000000001" table:style-name="ce6">
            <text:p>188</text:p>
          </table:table-cell>
          <table:table-cell office:value-type="float" office:value="189.82532999999995" table:style-name="ce6">
            <text:p>190</text:p>
          </table:table-cell>
          <table:table-cell office:value-type="percentage" office:value="0.96561953833581304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102.54701999999999" table:style-name="ce6">
            <text:p>103</text:p>
          </table:table-cell>
          <table:table-cell office:value-type="float" office:value="116.60587" table:style-name="ce6">
            <text:p>117</text:p>
          </table:table-cell>
          <table:table-cell office:value-type="float" office:value="134.03504999999998" table:style-name="ce6">
            <text:p>134</text:p>
          </table:table-cell>
          <table:table-cell office:value-type="float" office:value="132.43983" table:style-name="ce6">
            <text:p>132</text:p>
          </table:table-cell>
          <table:table-cell office:value-type="percentage" office:value="0.95554294782637228" table:style-name="ce18">
            <text:p>96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63.194849999999988" table:style-name="ce6">
            <text:p>63</text:p>
          </table:table-cell>
          <table:table-cell office:value-type="float" office:value="66.850220000000007" table:style-name="ce6">
            <text:p>67</text:p>
          </table:table-cell>
          <table:table-cell office:value-type="float" office:value="80.530500000000004" table:style-name="ce6">
            <text:p>81</text:p>
          </table:table-cell>
          <table:table-cell office:value-type="float" office:value="89.291800000000009" table:style-name="ce6">
            <text:p>89</text:p>
          </table:table-cell>
          <table:table-cell office:value-type="percentage" office:value="0.97721258942356604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3.6519700000000004" table:style-name="ce9">
            <text:p>3.7</text:p>
          </table:table-cell>
          <table:table-cell office:value-type="float" office:value="3.50854" table:style-name="ce9">
            <text:p>3.5</text:p>
          </table:table-cell>
          <table:table-cell office:value-type="float" office:value="4.6627999999999998" table:style-name="ce9">
            <text:p>4.7</text:p>
          </table:table-cell>
          <table:table-cell office:value-type="float" office:value="5.6524099999999997" table:style-name="ce9">
            <text:p>5.7</text:p>
          </table:table-cell>
          <table:table-cell office:value-type="percentage" office:value="0.91503714363244659" table:style-name="ce18">
            <text:p>92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94.843330000000009" table:style-name="ce6">
            <text:p>95</text:p>
          </table:table-cell>
          <table:table-cell office:value-type="float" office:value="108.75458999999999" table:style-name="ce6">
            <text:p>109</text:p>
          </table:table-cell>
          <table:table-cell office:value-type="float" office:value="120.43254999999999" table:style-name="ce6">
            <text:p>120</text:p>
          </table:table-cell>
          <table:table-cell office:value-type="float" office:value="133.73435000000001" table:style-name="ce6">
            <text:p>134</text:p>
          </table:table-cell>
          <table:table-cell office:value-type="percentage" office:value="0.94285885066362662" table:style-name="ce18">
            <text:p>94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28.300499999999996" table:style-name="ce6">
            <text:p>28</text:p>
          </table:table-cell>
          <table:table-cell office:value-type="float" office:value="28.336470000000002" table:style-name="ce6">
            <text:p>28</text:p>
          </table:table-cell>
          <table:table-cell office:value-type="float" office:value="28.792280000000002" table:style-name="ce6">
            <text:p>29</text:p>
          </table:table-cell>
          <table:table-cell office:value-type="float" office:value="28.637450000000001" table:style-name="ce6">
            <text:p>29</text:p>
          </table:table-cell>
          <table:table-cell office:value-type="percentage" office:value="0.89138912385184466" table:style-name="ce18">
            <text:p>89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5"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63.881540000000001" table:style-name="ce6">
            <text:p>64</text:p>
          </table:table-cell>
          <table:table-cell office:value-type="float" office:value="72.653000000000006" table:style-name="ce6">
            <text:p>73</text:p>
          </table:table-cell>
          <table:table-cell office:value-type="float" office:value="119.15616" table:style-name="ce6">
            <text:p>119</text:p>
          </table:table-cell>
          <table:table-cell office:value-type="float" office:value="132.47529999999998" table:style-name="ce6">
            <text:p>132</text:p>
          </table:table-cell>
          <table:table-cell office:value-type="percentage" office:value="0.98149618746541301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489.88902000000002" table:style-name="ce6">
            <text:p>490</text:p>
          </table:table-cell>
          <table:table-cell office:value-type="float" office:value="485.27272000000005" table:style-name="ce6">
            <text:p>485</text:p>
          </table:table-cell>
          <table:table-cell office:value-type="float" office:value="463.27659" table:style-name="ce6">
            <text:p>463</text:p>
          </table:table-cell>
          <table:table-cell office:value-type="float" office:value="463.99068" table:style-name="ce6">
            <text:p>464</text:p>
          </table:table-cell>
          <table:table-cell office:value-type="percentage" office:value="0.98149618746541301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31.622444499999997" table:style-name="ce6">
            <text:p>32</text:p>
          </table:table-cell>
          <table:table-cell office:value-type="float" office:value="24.581068350999999" table:style-name="ce6">
            <text:p>25</text:p>
          </table:table-cell>
          <table:table-cell office:value-type="float" office:value="22.411166533999996" table:style-name="ce6">
            <text:p>22</text:p>
          </table:table-cell>
          <table:table-cell office:value-type="float" office:value="9.5814645600000006" table:style-name="ce6">
            <text:p>10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3:46Z</dc:date>
    <meta:print-date>2020-01-14T18:33:26Z</meta:print-date>
  </office:meta>
</office:document-meta>
</file>